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e2f" officeooo:paragraph-rsid="0003ae2f"/>
    </style:style>
    <style:style style:name="P2" style:family="paragraph" style:parent-style-name="Standard">
      <style:text-properties officeooo:rsid="000489f2" officeooo:paragraph-rsid="000489f2"/>
    </style:style>
    <style:style style:name="P3" style:family="paragraph" style:parent-style-name="Standard" style:list-style-name="L1">
      <style:text-properties officeooo:rsid="0003ae2f" officeooo:paragraph-rsid="0003ae2f"/>
    </style:style>
    <style:style style:name="P4" style:family="paragraph" style:parent-style-name="Standard" style:list-style-name="L1">
      <style:text-properties officeooo:rsid="000500dc" officeooo:paragraph-rsid="000500dc"/>
    </style:style>
    <style:style style:name="P5" style:family="paragraph" style:parent-style-name="Standard" style:list-style-name="L1">
      <style:text-properties officeooo:rsid="000489f2" officeooo:paragraph-rsid="000489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ah todo</text:p>
      <text:p text:style-name="P1"/>
      <text:list xml:id="list2262942682888240463" text:style-name="L1">
        <text:list-item>
          <text:p text:style-name="P3">Modify extruder body (rotate m4 mounting nut) (BAM)</text:p>
          <text:list>
            <text:list-item>
              <text:p text:style-name="P3">print new version (Brent I)</text:p>
            </text:list-item>
            <text:list-item>
              <text:p text:style-name="P3">validate new version (Mickey)</text:p>
            </text:list-item>
          </text:list>
        </text:list-item>
        <text:list-item>
          <text:p text:style-name="P3">Fix leaking at top of heater block (BAM)(Julie)(Mickey)</text:p>
          <text:list>
            <text:list-item>
              <text:p text:style-name="P3">Resbond Blue </text:p>
              <text:list>
                <text:list-item>
                  <text:p text:style-name="P3">Known, but known issue (low risk)</text:p>
                </text:list-item>
              </text:list>
            </text:list-item>
            <text:list-item>
              <text:p text:style-name="P3">Permatex Red high temp RTV</text:p>
              <text:list>
                <text:list-item>
                  <text:p text:style-name="P3">Unknown, but likely better (higher risk)</text:p>
                </text:list-item>
                <text:list-item>
                  <text:p text:style-name="P3">Rated to ~350C, so not future proof</text:p>
                </text:list-item>
              </text:list>
            </text:list-item>
          </text:list>
        </text:list-item>
        <text:list-item>
          <text:p text:style-name="P3">Decide on nozzle material</text:p>
          <text:list>
            <text:list-item>
              <text:p text:style-name="P3">Chrome Zirc 328 </text:p>
              <text:list>
                <text:list-item>
                  <text:p text:style-name="P3">Low risk, but have over-torqued to failure</text:p>
                </text:list-item>
                <text:list-item>
                  <text:p text:style-name="P3">Similar to current nozzle with known printing and wiping abilities</text:p>
                </text:list-item>
              </text:list>
            </text:list-item>
            <text:list-item>
              <text:p text:style-name="P3">Hardened steel</text:p>
              <text:list>
                <text:list-item>
                  <text:p text:style-name="P3">Higher risk, but would allow greater lifetime with abrasives</text:p>
                </text:list-item>
                <text:list-item>
                  <text:p text:style-name="P3">Wiping and printing abilities only tested for ~20 hrs, but no issues.</text:p>
                </text:list-item>
              </text:list>
            </text:list-item>
          </text:list>
        </text:list-item>
        <text:list-item>
          <text:p text:style-name="P3">Build up photo toolhead</text:p>
          <text:list>
            <text:list-item>
              <text:p text:style-name="P4">Make production looking printed parts</text:p>
            </text:list-item>
            <text:list-item>
              <text:p text:style-name="P4">Get HB laser etched</text:p>
              <text:list>
                <text:list-item>
                  <text:p text:style-name="P4">Decide on location for HOT logo</text:p>
                </text:list-item>
                <text:list-item>
                  <text:p text:style-name="P4">Will we also be etching writing?</text:p>
                </text:list-item>
              </text:list>
            </text:list-item>
            <text:list-item>
              <text:p text:style-name="P5">Need picture for cura by 7/27</text:p>
            </text:list-item>
          </text:list>
        </text:list-item>
        <text:list-item>
          <text:p text:style-name="P3">Finalize printed parts</text:p>
        </text:list-item>
        <text:list-item>
          <text:p text:style-name="P3">Finalize machined parts</text:p>
        </text:list-item>
        <text:list-item>
          <text:p text:style-name="P3">Finalize vitamins</text:p>
        </text:list-item>
        <text:list-item>
          <text:p text:style-name="P3">Finalize packaging (preferred Packaging?)</text:p>
          <text:list>
            <text:list-item>
              <text:p text:style-name="P3">Drop test</text:p>
            </text:list-item>
            <text:list-item>
              <text:p text:style-name="P3">Artwork</text:p>
            </text:list-item>
            <text:list-item>
              <text:p text:style-name="P3">Update BOM</text:p>
            </text:list-item>
          </text:list>
        </text:list-item>
        <text:list-item>
          <text:p text:style-name="P5">Finalize release print profiles</text:p>
          <text:list>
            <text:list-item>
              <text:p text:style-name="P5">ABS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Polylite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nGen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INNOVA1800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T-Glase</text:p>
              <text:list>
                <text:list-item>
                  <text:p text:style-name="P5"><text:soft-page-break/>TAZ4/5 (High clarity, HS, MQ, HQ)</text:p>
                </text:list-item>
                <text:list-item>
                  <text:p text:style-name="P5">TAZ6 (High clarity, HS, MQ, HQ)</text:p>
                </text:list-item>
              </text:list>
            </text:list-item>
            <text:list-item>
              <text:p text:style-name="P5">PC-MAX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</text:list>
        </text:list-item>
        <text:list-item>
          <text:p text:style-name="P5">Validate build OHAI</text:p>
        </text:list-item>
        <text:list-item>
          <text:p text:style-name="P5">Validate install OHAI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7:46:15.086435948</meta:creation-date>
    <dc:date>2016-07-21T08:31:24.458860331</dc:date>
    <meta:editing-duration>PT27M17S</meta:editing-duration>
    <meta:editing-cycles>4</meta:editing-cycles>
    <meta:generator>LibreOffice/5.0.4.2$Linux_X86_64 LibreOffice_project/2b9802c1994aa0b7dc6079e128979269cf95bc78</meta:generator>
    <meta:print-date>2016-07-21T08:21:39.379225595</meta:print-date>
    <meta:document-statistic meta:table-count="0" meta:image-count="0" meta:object-count="0" meta:page-count="2" meta:paragraph-count="51" meta:word-count="266" meta:character-count="1313" meta:non-whitespace-character-count="1146"/>
  </office:meta>
</office:document-meta>
</file>